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ReceiverComponent.stop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msReceiverComponent.get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ReceiverComponent.get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ReceiverComponent.setSelector( String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ReceiverComponent.star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JmsReceiverComponent.setTemplate( JmsTemplate 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ReceiverComponent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